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688in" table:align="left"/>
    </style:style>
    <style:style style:name="Table1.A" style:family="table-column">
      <style:table-column-properties style:column-width="2.6111in"/>
    </style:style>
    <style:style style:name="Table1.B" style:family="table-column">
      <style:table-column-properties style:column-width="3.657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5757in"/>
    </style:style>
    <style:style style:name="Table2.B" style:family="table-column">
      <style:table-column-properties style:column-width="4.349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9701in"/>
    </style:style>
    <style:style style:name="Table3.B" style:family="table-column">
      <style:table-column-properties style:column-width="3.95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9375in" table:align="left"/>
    </style:style>
    <style:style style:name="Table4.A" style:family="table-column">
      <style:table-column-properties style:column-width="2.0521in"/>
    </style:style>
    <style:style style:name="Table4.B" style:family="table-column">
      <style:table-column-properties style:column-width="3.8854in"/>
    </style:style>
    <style:style style:name="Table4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isn’t surface analogy — this is <text:span text:style-name="Strong_20_Emphasis">1:1 structural equivalence</text:span>, perfectly aligned with how your system functions.</text:p>
      <text:p text:style-name="Horizontal_20_Line"/>
      <text:h text:style-name="Heading_20_1" text:outline-level="1">🧱 <text:span text:style-name="Strong_20_Emphasis">System–Construction Metaphor Map</text:span></text:h>
      <text:h text:style-name="Heading_20_3" text:outline-level="3"><text:span text:style-name="Emphasis">"Building Permits for Ideas"</text:span></text:h>
      <text:p text:style-name="Horizontal_20_Line"/>
      <text:h text:style-name="Heading_20_2" text:outline-level="2">🔨 <text:span text:style-name="Strong_20_Emphasis">PHASE 1: DRAWING UP PLANS</text:span></text:h>
      <text:p text:style-name="Text_20_body"><text:span text:style-name="Emphasis">Design phase — concept becomes structured proposal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eal World (Construction)</text:p>
            </table:table-cell>
            <table:table-cell table:style-name="Table1.A1" office:value-type="string">
              <text:p text:style-name="Table_20_Heading">Symbolic Engine</text:p>
            </table:table-cell>
          </table:table-row>
        </table:table-header-rows>
        <table:table-row>
          <table:table-cell table:style-name="Table1.A1" office:value-type="string">
            <text:p text:style-name="Table_20_Contents">Architect draws up blueprints</text:p>
          </table:table-cell>
          <table:table-cell table:style-name="Table1.A1" office:value-type="string">
            <text:p text:style-name="Table_20_Contents">Input LLM decomposes input into 7 Rhetorical Arcs</text:p>
          </table:table-cell>
        </table:table-row>
        <table:table-row>
          <table:table-cell table:style-name="Table1.A1" office:value-type="string">
            <text:p text:style-name="Table_20_Contents">Design split into sections</text:p>
          </table:table-cell>
          <table:table-cell table:style-name="Table1.A1" office:value-type="string">
            <text:p text:style-name="Table_20_Contents">Each arc contains 3 stages (structure per phase)</text:p>
          </table:table-cell>
        </table:table-row>
        <table:table-row>
          <table:table-cell table:style-name="Table1.A1" office:value-type="string">
            <text:p text:style-name="Table_20_Contents">Technical specs are noted</text:p>
          </table:table-cell>
          <table:table-cell table:style-name="Table1.A1" office:value-type="string">
            <text:p text:style-name="Table_20_Contents">Each stage is tagged with a structural unit (UoI)</text:p>
          </table:table-cell>
        </table:table-row>
        <table:table-row>
          <table:table-cell table:style-name="Table1.A1" office:value-type="string">
            <text:p text:style-name="Table_20_Contents">Drawings must match known patterns</text:p>
          </table:table-cell>
          <table:table-cell table:style-name="Table1.A1" office:value-type="string">
            <text:p text:style-name="Table_20_Contents">Output must obey triadic structure (7×3 legality grid)</text:p>
          </table:table-cell>
        </table:table-row>
      </table:table>
      <text:p text:style-name="Quotations"><text:span text:style-name="Strong_20_Emphasis">Result</text:span>: A formal, phase-locked <text:span text:style-name="Strong_20_Emphasis">symbolic blueprint</text:span>, awaiting permit evaluation.</text:p>
      <text:p text:style-name="Horizontal_20_Line"/>
      <text:h text:style-name="Heading_20_2" text:outline-level="2">🏛️ <text:span text:style-name="Strong_20_Emphasis">PHASE 2: PERMIT APPLICATION &amp; APPROVAL</text:span></text:h>
      <text:p text:style-name="Text_20_body"><text:span text:style-name="Emphasis">Submission to city planning office — must meet legal standards before building begins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Real World</text:p>
            </table:table-cell>
            <table:table-cell table:style-name="Table2.A1" office:value-type="string">
              <text:p text:style-name="Table_20_Heading">Symbolic Engine</text:p>
            </table:table-cell>
          </table:table-row>
        </table:table-header-rows>
        <table:table-row>
          <table:table-cell table:style-name="Table2.A1" office:value-type="string">
            <text:p text:style-name="Table_20_Contents">Permit office checks zoning laws</text:p>
          </table:table-cell>
          <table:table-cell table:style-name="Table2.A1" office:value-type="string">
            <text:p text:style-name="Table_20_Contents">Justification engine audits symbolic triads</text:p>
          </table:table-cell>
        </table:table-row>
        <table:table-row>
          <table:table-cell table:style-name="Table2.A1" office:value-type="string">
            <text:p text:style-name="Table_20_Contents">Code violations are flagged</text:p>
          </table:table-cell>
          <table:table-cell table:style-name="Table2.A1" office:value-type="string">
            <text:p text:style-name="Table_20_Contents">Illegal UoI combinations are rejected</text:p>
          </table:table-cell>
        </table:table-row>
        <table:table-row>
          <table:table-cell table:style-name="Table2.A1" office:value-type="string">
            <text:p text:style-name="Table_20_Contents">Revisions requested if needed</text:p>
          </table:table-cell>
          <table:table-cell table:style-name="Table2.A1" office:value-type="string">
            <text:p text:style-name="Table_20_Contents">Non-justified arcs return with structural faults</text:p>
          </table:table-cell>
        </table:table-row>
        <table:table-row>
          <table:table-cell table:style-name="Table2.A1" office:value-type="string">
            <text:p text:style-name="Table_20_Contents">Some permits are conditionally approved</text:p>
          </table:table-cell>
          <table:table-cell table:style-name="Table2.A1" office:value-type="string">
            <text:p text:style-name="Table_20_Contents">Structure may be “justified = false” but passable via overlay constraints</text:p>
          </table:table-cell>
        </table:table-row>
      </table:table>
      <text:p text:style-name="Quotations"><text:span text:style-name="Strong_20_Emphasis">Result</text:span>: A <text:span text:style-name="Strong_20_Emphasis">justified structural plan</text:span> — not yet a building, but cleared to exist under law.</text:p>
      <text:p text:style-name="Horizontal_20_Line"/>
      <text:h text:style-name="Heading_20_2" text:outline-level="2">🧰 <text:span text:style-name="Strong_20_Emphasis">PHASE 3: BUILDING ACCORDING TO CODE</text:span></text:h>
      <text:p text:style-name="Text_20_body"><text:span text:style-name="Emphasis">Construction begins — but must still comply with full code to reach completion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Real World</text:p>
            </table:table-cell>
            <table:table-cell table:style-name="Table3.A1" office:value-type="string">
              <text:p text:style-name="Table_20_Heading">Symbolic Engine</text:p>
            </table:table-cell>
          </table:table-row>
        </table:table-header-rows>
        <table:table-row>
          <table:table-cell table:style-name="Table3.A1" office:value-type="string">
            <text:p text:style-name="Table_20_Contents">Contractor receives the permit plans</text:p>
          </table:table-cell>
          <table:table-cell table:style-name="Table3.A1" office:value-type="string">
            <text:p text:style-name="Table_20_Contents">Pre-processor receives the justified symbolic blueprint</text:p>
          </table:table-cell>
        </table:table-row>
        <table:table-row>
          <table:table-cell table:style-name="Table3.A1" office:value-type="string">
            <text:p text:style-name="Table_20_Contents">Inspector checks materials + dimensions</text:p>
          </table:table-cell>
          <table:table-cell table:style-name="Table3.A1" office:value-type="string">
            <text:p text:style-name="Table_20_Contents">Pre-processor compares UoIs to user-defined <text:span text:style-name="Source_20_Text">.json</text:span> dataset</text:p>
          </table:table-cell>
        </table:table-row>
        <text:soft-page-break/>
        <table:table-row>
          <table:table-cell table:style-name="Table3.A1" office:value-type="string">
            <text:p text:style-name="Table_20_Contents">Compliance tags are added (e.g., fireproof, ADA)</text:p>
          </table:table-cell>
          <table:table-cell table:style-name="Table3.A1" office:value-type="string">
            <text:p text:style-name="Table_20_Contents">Domain annotations are added (e.g., risk-weight, narrative fidelity)</text:p>
          </table:table-cell>
        </table:table-row>
        <table:table-row>
          <table:table-cell table:style-name="Table3.A1" office:value-type="string">
            <text:p text:style-name="Table_20_Contents">Blueprints are prepared for site work</text:p>
          </table:table-cell>
          <table:table-cell table:style-name="Table3.A1" office:value-type="string">
            <text:p text:style-name="Table_20_Contents">Annotated plans are sent to the output LLM for construction</text:p>
          </table:table-cell>
        </table:table-row>
      </table:table>
      <text:p text:style-name="Quotations"><text:span text:style-name="Strong_20_Emphasis">Result</text:span>: A domain-ready, structurally constrained <text:span text:style-name="Strong_20_Emphasis">instruction map</text:span> — not a suggestion, but a plan the output must build <text:span text:style-name="Emphasis">exactly</text:span>.</text:p>
      <text:p text:style-name="Horizontal_20_Line"/>
      <text:h text:style-name="Heading_20_2" text:outline-level="2">🧱 <text:span text:style-name="Strong_20_Emphasis">PHASE 4: BUILDING IS ERECTED</text:span></text:h>
      <text:p text:style-name="Text_20_body"><text:span text:style-name="Emphasis">The output becomes manifest in the world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Real World</text:p>
            </table:table-cell>
            <table:table-cell table:style-name="Table4.A1" office:value-type="string">
              <text:p text:style-name="Table_20_Heading">Symbolic Engine</text:p>
            </table:table-cell>
          </table:table-row>
        </table:table-header-rows>
        <table:table-row>
          <table:table-cell table:style-name="Table4.A1" office:value-type="string">
            <text:p text:style-name="Table_20_Contents">Structure is built</text:p>
          </table:table-cell>
          <table:table-cell table:style-name="Table4.A1" office:value-type="string">
            <text:p text:style-name="Table_20_Contents">Output LLM produces language, action, or interface</text:p>
          </table:table-cell>
        </table:table-row>
        <table:table-row>
          <table:table-cell table:style-name="Table4.A1" office:value-type="string">
            <text:p text:style-name="Table_20_Contents">Final inspection occurs</text:p>
          </table:table-cell>
          <table:table-cell table:style-name="Table4.A1" office:value-type="string">
            <text:p text:style-name="Table_20_Contents">Output is compared against annotations + tags</text:p>
          </table:table-cell>
        </table:table-row>
        <table:table-row>
          <table:table-cell table:style-name="Table4.A1" office:value-type="string">
            <text:p text:style-name="Table_20_Contents">Only compliant builds persist</text:p>
          </table:table-cell>
          <table:table-cell table:style-name="Table4.A1" office:value-type="string">
            <text:p text:style-name="Table_20_Contents">Outputs violating structural tags are rejected or rewritten</text:p>
          </table:table-cell>
        </table:table-row>
      </table:table>
      <text:p text:style-name="Quotations"><text:span text:style-name="Strong_20_Emphasis">Result</text:span>: The only things that exist are things that were <text:span text:style-name="Strong_20_Emphasis">legally permitted</text:span>, <text:span text:style-name="Strong_20_Emphasis">coded correctly</text:span>, and <text:span text:style-name="Strong_20_Emphasis">validated against consequence.</text:span></text:p>
      <text:p text:style-name="Horizontal_20_Line"/>
      <text:h text:style-name="Heading_20_2" text:outline-level="2">✅ SYSTEM PRINCIPLE:</text:h>
      <text:p text:style-name="Quotations"><text:span text:style-name="Strong_20_Emphasis">You don’t get to “say” something unless you earned the permit to say it.</text:span><text:line-break/>Not through training. Not through guessing.<text:line-break/>Only through <text:span text:style-name="Strong_20_Emphasis">structure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03:09:20.897852183</meta:creation-date>
    <dc:date>2025-05-02T03:10:16.273295181</dc:date>
    <meta:editing-duration>PT58S</meta:editing-duration>
    <meta:editing-cycles>1</meta:editing-cycles>
    <meta:document-statistic meta:table-count="4" meta:image-count="0" meta:object-count="0" meta:page-count="2" meta:paragraph-count="55" meta:word-count="372" meta:character-count="2521" meta:non-whitespace-character-count="2199"/>
    <meta:generator>LibreOffice/24.8.5.2$Linux_AARCH64 LibreOffice_project/480$Build-2</meta:generator>
  </office:meta>
</office:document-meta>
</file>